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ackground-color="#00ff00"/>
    </style:style>
    <style:style style:name="ce10" style:family="table-cell" style:parent-style-name="Default" style:data-style-name="N109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ffff00"/>
    </style:style>
    <style:style style:name="ce13" style:family="table-cell" style:parent-style-name="Default" style:data-style-name="N111">
      <style:table-cell-properties fo:background-color="#ff950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row table:style-name="ro1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8"/>
          <table:table-cell/>
          <table:table-cell table:style-name="ce2"/>
          <table:table-cell table:number-columns-repeated="3"/>
        </table:table-row>
        <table:table-row table:style-name="ro1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style-name="ce8"/>
          <table:covered-table-cell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2])" office:value-type="currency" office:currency="EUR" office:value="151.3302">
            <text:p>151,33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5])" office:value-type="currency" office:currency="EUR" office:value="139.55074">
            <text:p>139,55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4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2]*[.E8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6]*[.E96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7]*[.E97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0]*[.E10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RC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2]*[.E10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8]*[.E108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3]*[.E113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GR_BL_L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GR_BLR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5]*[.E115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GR_N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6]*[.E116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7]*[.E117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8]*[.E118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9]*[.E119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20]*[.E120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20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3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3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7]*[.E127]" office:value-type="currency" office:currency="EUR" office:value="0.28441">
            <text:p>0,28 €</text:p>
          </table:table-cell>
          <table:table-cell/>
          <table:table-cell table:style-name="ce13" table:formula="of:=[.F127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3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3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7]*[.E137]" office:value-type="currency" office:currency="EUR" office:value="0.4641">
            <text:p>0,46 €</text:p>
          </table:table-cell>
          <table:table-cell/>
          <table:table-cell table:style-name="ce13" table:formula="of:=[.F137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8]*[.E138]" office:value-type="currency" office:currency="EUR" office:value="0.18564">
            <text:p>0,19 €</text:p>
          </table:table-cell>
          <table:table-cell/>
          <table:table-cell table:style-name="ce13" table:formula="of:=[.F138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9]*[.E139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9" table:formula="of:=0.363*1.19" office:value-type="currency" office:currency="EUR" office:value="0.43197">
            <text:p>0,43 €</text:p>
          </table:table-cell>
          <table:table-cell table:style-name="ce9" table:formula="of:=[.A140]*[.E140]" office:value-type="currency" office:currency="EUR" office:value="0.43197">
            <text:p>0,43 €</text:p>
          </table:table-cell>
          <table:table-cell/>
          <table:table-cell table:style-name="ce13" table:formula="of:=[.F140]" office:value-type="currency" office:currency="EUR" office:value="0.43197">
            <text:p>0,432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1]*[.E141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2]*[.E142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3]*[.E143]" office:value-type="currency" office:currency="EUR" office:value="0.9758">
            <text:p>0,98 €</text:p>
          </table:table-cell>
          <table:table-cell/>
          <table:table-cell table:style-name="ce13" table:formula="of:=[.F143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4]*[.E144]" office:value-type="currency" office:currency="EUR" office:value="0.64974">
            <text:p>0,65 €</text:p>
          </table:table-cell>
          <table:table-cell/>
          <table:table-cell table:style-name="ce13" table:formula="of:=[.F144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5]*[.E145]" office:value-type="currency" office:currency="EUR" office:value="13.5">
            <text:p>13,50 €</text:p>
          </table:table-cell>
          <table:table-cell/>
          <table:table-cell table:style-name="ce13" table:formula="of:=[.F145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table:formula="of:=1.2*6.45" office:value-type="currency" office:currency="EUR" office:value="7.74">
            <text:p>7,74 €</text:p>
          </table:table-cell>
          <table:table-cell table:style-name="ce9" table:formula="of:=[.A146]*[.E146]" office:value-type="currency" office:currency="EUR" office:value="7.74">
            <text:p>7,74 €</text:p>
          </table:table-cell>
          <table:table-cell/>
          <table:table-cell table:style-name="ce13" table:formula="of:=[.F146]" office:value-type="currency" office:currency="EUR" office:value="7.74">
            <text:p>7,7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style-name="ce9" table:formula="of:=[.A147]*[.E147]" office:value-type="currency" office:currency="EUR" office:value="33.3795">
            <text:p>33,38 €</text:p>
          </table:table-cell>
          <table:table-cell/>
          <table:table-cell table:style-name="ce13" table:formula="of:=[.F147]" office:value-type="currency" office:currency="EUR" office:value="33.3795">
            <text:p>33,380 €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48]*[.E148]" office:value-type="currency" office:currency="EUR" office:value="0">
            <text:p>0,00 €</text:p>
          </table:table-cell>
          <table:table-cell/>
          <table:table-cell table:style-name="ce13" table:formula="of:=[.F148]" office:value-type="currency" office:currency="EUR" office:value="0">
            <text:p>0,0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9]*[.E149]" office:value-type="currency" office:currency="EUR" office:value="1.2495">
            <text:p>1,25 €</text:p>
          </table:table-cell>
          <table:table-cell/>
          <table:table-cell table:style-name="ce13" table:formula="of:=[.F149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0]*[.E150]" office:value-type="currency" office:currency="EUR" office:value="23.1">
            <text:p>23,10 €</text:p>
          </table:table-cell>
          <table:table-cell/>
          <table:table-cell table:style-name="ce13" table:formula="of:=[.F150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9" table:formula="of:=1.19*2.99" office:value-type="currency" office:currency="EUR" office:value="3.5581">
            <text:p>3,56 €</text:p>
          </table:table-cell>
          <table:table-cell table:style-name="ce9" table:formula="of:=[.A151]*[.E151]" office:value-type="currency" office:currency="EUR" office:value="3.5581">
            <text:p>3,56 €</text:p>
          </table:table-cell>
          <table:table-cell/>
          <table:table-cell table:style-name="ce13" table:formula="of:=[.F151]" office:value-type="currency" office:currency="EUR" office:value="3.5581">
            <text:p>3,558 €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2]*[.E152]" office:value-type="currency" office:currency="EUR" office:value="0.54978">
            <text:p>0,55 €</text:p>
          </table:table-cell>
          <table:table-cell/>
          <table:table-cell table:style-name="ce13" table:formula="of:=[.F152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3]*[.E153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4]*[.E154]" office:value-type="currency" office:currency="EUR" office:value="1.09004">
            <text:p>1,09 €</text:p>
          </table:table-cell>
          <table:table-cell/>
          <table:table-cell table:style-name="ce13" table:formula="of:=[.F154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5]*[.E155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6]*[.E156]" office:value-type="currency" office:currency="EUR" office:value="0.25109">
            <text:p>0,25 €</text:p>
          </table:table-cell>
          <table:table-cell/>
          <table:table-cell table:style-name="ce13" table:formula="of:=[.F156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9" table:formula="of:=1.19*13.19" office:value-type="currency" office:currency="EUR" office:value="15.6961">
            <text:p>15,70 €</text:p>
          </table:table-cell>
          <table:table-cell table:style-name="ce9" table:formula="of:=[.A157]*[.E157]" office:value-type="currency" office:currency="EUR" office:value="15.6961">
            <text:p>15,70 €</text:p>
          </table:table-cell>
          <table:table-cell/>
          <table:table-cell table:style-name="ce13" table:formula="of:=[.F157]" office:value-type="currency" office:currency="EUR" office:value="15.6961">
            <text:p>15,696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8]*[.E158]" office:value-type="currency" office:currency="EUR" office:value="3.808">
            <text:p>3,81 €</text:p>
          </table:table-cell>
          <table:table-cell/>
          <table:table-cell table:style-name="ce13" table:formula="of:=[.F158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PWR_R78</text:p>
          </table:table-cell>
          <table:table-cell table:style-name="ce5" office:value-type="string">
            <text:p>Spannungswandler</text:p>
          </table:table-cell>
          <table:table-cell table:style-name="ce5" office:value-type="string">
            <text:p>https://de.mouser.com/Search/ProductDetail.aspx?R=R-785.0-1.0virtualkey56830000virtualkey919-R-785.0-1.0</text:p>
          </table:table-cell>
          <table:table-cell table:style-name="ce9" table:formula="of:=1.19*6.45" office:value-type="currency" office:currency="EUR" office:value="7.6755">
            <text:p>7,68 €</text:p>
          </table:table-cell>
          <table:table-cell table:style-name="ce9" table:formula="of:=[.A159]*[.E159]" office:value-type="currency" office:currency="EUR" office:value="7.6755">
            <text:p>7,68 €</text:p>
          </table:table-cell>
          <table:table-cell/>
          <table:table-cell table:style-name="ce13" table:formula="of:=[.F159]" office:value-type="currency" office:currency="EUR" office:value="7.6755">
            <text:p>7,676 €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2]*[.E162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3]*[.E163]" office:value-type="currency" office:currency="EUR" office:value="0.7973">
            <text:p>0,80 €</text:p>
          </table:table-cell>
          <table:table-cell/>
          <table:table-cell table:style-name="ce13" table:formula="of:=[.F163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1" table:number-rows-repeated="653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1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1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database-ranges>
        <table:database-range table:name="__Anonymous_Sheet_DB__0" table:target-range-address="Tabelle1.A162:Tabelle1.H16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21:3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1-10-20T21:30:59</dc:date>
    <meta:editing-duration>P2DT16H6M15S</meta:editing-duration>
    <meta:editing-cycles>153</meta:editing-cycles>
    <meta:generator>LibreOffice/3.4$Unix LibreOffice_project/340m1$Build-302</meta:generator>
    <dc:creator>Kolja Windeler</dc:creator>
    <meta:document-statistic meta:table-count="2" meta:cell-count="1152" meta:object-count="0"/>
  </office:meta>
</office:document-meta>
</file>